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doo Unicode Support Noto" svg:font-family="'Odoo Unicode Support Noto', 'Lucida Grande', Helvetic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c4c4c" fo:letter-spacing="normal"/>
    </style:style>
    <style:style style:name="T1" style:family="text">
      <style:text-properties style:font-name="Odoo Unicode Support Noto" fo:font-size="9.75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2JA9KycR7DaNkCQV2nrPHbKaV2EGxu1iagGX</text:p>
      <text:p text:style-name="Standard"/>
      <text:p text:style-name="P1"> <text:span text:style-name="T1">RDS: - Explore Type, Creation, Connectivity, Backup Creation/Restor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doo Unicode Support Noto" svg:font-family="'Odoo Unicode Support Noto', 'Lucida Grande', Helvetic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2:30:02.588735595</meta:creation-date>
    <dc:date>2022-12-30T11:28:39.220176178</dc:date>
    <meta:editing-duration>PT24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9" meta:character-count="114" meta:non-whitespace-character-count="106"/>
  </office:meta>
</office:document-meta>
</file>